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147cm" fo:min-width="2.167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78cm" fo:min-width="3.00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881cm" fo:min-width="1.533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532cm" fo:min-width="2.584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097cm" fo:min-width="2.117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831cm" fo:min-width="1.483cm" fo:padding-top="0.15cm" fo:padding-bottom="0.15cm" fo:padding-left="0.275cm" fo:padding-right="0.27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-8.271cm" svg:y="7.604cm">
          <draw:text-box>
            <text:p/>
          </draw:text-box>
        </draw:frame>
        <draw:custom-shape draw:style-name="gr2" draw:text-style-name="P3" xml:id="id1" draw:id="id1" draw:layer="layout" svg:width="2.667cm" svg:height="1.397cm" svg:x="12.303cm" svg:y="1.381cm">
          <text:p text:style-name="P2">Poros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556cm" svg:height="1.778cm" svg:x="1.089cm" svg:y="4.456cm">
          <text:p text:style-name="P2">Documentation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2.032cm" svg:height="2.413cm" svg:x="24.908cm" svg:y="4.429cm">
          <text:p text:style-name="P2">build.x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4" draw:id="id4" draw:layer="layout" svg:width="3.556cm" svg:height="1.778cm" svg:x="5.061cm" svg:y="4.456cm">
          <text:p text:style-name="P2">external_jars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556cm" svg:height="1.778cm" svg:x="8.961cm" svg:y="4.456cm">
          <text:p text:style-name="P2">sample_input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3.556cm" svg:height="1.778cm" svg:x="13.065cm" svg:y="4.429cm">
          <text:p text:style-name="P2">src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3.134cm" svg:height="1.832cm" svg:x="17.297cm" svg:y="4.429cm">
          <text:p text:style-name="P2">tools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556cm" svg:height="1.778cm" svg:x="20.812cm" svg:y="4.429cm">
          <text:p text:style-name="P2">tools-test</text:p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2.667cm" svg:height="1.397cm" svg:x="13.319cm" svg:y="13.065cm">
          <text:p text:style-name="P2">Poros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.636cm" svg:y1="2.778cm" svg:x2="2.867cm" svg:y2="4.456cm" draw:start-shape="id1" draw:start-glue-point="2" draw:end-shape="id2" draw:end-glue-point="0" svg:d="M13636 2778v839h-10769v839" svg:viewBox="0 0 10770 1679">
          <text:p/>
        </draw:connector>
        <draw:connector draw:style-name="gr7" draw:text-style-name="P2" draw:layer="layout" draw:line-skew="0.001cm" svg:x1="13.636cm" svg:y1="2.778cm" svg:x2="25.924cm" svg:y2="4.429cm" draw:start-shape="id1" draw:start-glue-point="2" draw:end-shape="id3" draw:end-glue-point="4" svg:d="M13636 2778v826h12288v825" svg:viewBox="0 0 12289 1652">
          <text:p/>
        </draw:connector>
        <draw:connector draw:style-name="gr7" draw:text-style-name="P2" draw:layer="layout" svg:x1="6.839cm" svg:y1="4.456cm" svg:x2="13.636cm" svg:y2="2.778cm" draw:start-shape="id4" draw:start-glue-point="0" draw:end-shape="id1" draw:end-glue-point="2" svg:d="M6839 4456v-839h6797v-839" svg:viewBox="0 0 6798 1679">
          <text:p/>
        </draw:connector>
        <draw:connector draw:style-name="gr7" draw:text-style-name="P2" draw:layer="layout" svg:x1="10.739cm" svg:y1="4.456cm" svg:x2="13.636cm" svg:y2="2.778cm" draw:start-shape="id5" draw:start-glue-point="0" draw:end-shape="id1" draw:end-glue-point="2" svg:d="M10739 4456v-839h2897v-839" svg:viewBox="0 0 2898 1679">
          <text:p/>
        </draw:connector>
        <draw:connector draw:style-name="gr7" draw:text-style-name="P2" draw:layer="layout" svg:x1="13.636cm" svg:y1="2.778cm" svg:x2="14.843cm" svg:y2="4.429cm" draw:start-shape="id1" draw:start-glue-point="2" draw:end-shape="id6" draw:end-glue-point="0" svg:d="M13636 2778v825h1207v826" svg:viewBox="0 0 1208 1652">
          <text:p/>
        </draw:connector>
        <draw:connector draw:style-name="gr7" draw:text-style-name="P2" draw:layer="layout" svg:x1="13.636cm" svg:y1="2.778cm" svg:x2="18.864cm" svg:y2="4.429cm" draw:start-shape="id1" draw:start-glue-point="2" draw:end-shape="id7" svg:d="M13636 2778v825h5228v826" svg:viewBox="0 0 5229 1652">
          <text:p/>
        </draw:connector>
        <draw:connector draw:style-name="gr7" draw:text-style-name="P2" draw:layer="layout" svg:x1="13.636cm" svg:y1="2.778cm" svg:x2="22.59cm" svg:y2="4.429cm" draw:start-shape="id1" draw:start-glue-point="2" draw:end-shape="id8" svg:d="M13636 2778v825h8954v826" svg:viewBox="0 0 8955 1652">
          <text:p/>
        </draw:connector>
        <draw:custom-shape draw:style-name="gr8" draw:text-style-name="P3" xml:id="id11" draw:id="id11" draw:layer="layout" svg:width="2.032cm" svg:height="2.413cm" svg:x="13.648cm" svg:y="15.732cm">
          <text:p text:style-name="P2">.classpath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10" draw:id="id10" draw:layer="layout" svg:width="3.556cm" svg:height="1.778cm" svg:x="9.001cm" svg:y="15.732cm">
          <text:p text:style-name="P2">.setting</text:p>
          <draw:enhanced-geometry svg:viewBox="0 0 21600 21600" draw:type="rectangle" draw:enhanced-path="M 0 0 L 21600 0 21600 21600 0 21600 0 0 Z N"/>
        </draw:custom-shape>
        <draw:custom-shape draw:style-name="gr8" draw:text-style-name="P3" xml:id="id12" draw:id="id12" draw:layer="layout" svg:width="2.032cm" svg:height="2.413cm" svg:x="16.569cm" svg:y="15.732cm">
          <text:p text:style-name="P2">.projec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" draw:layer="layout" svg:x1="14.652cm" svg:y1="14.462cm" svg:x2="10.779cm" svg:y2="15.732cm" draw:start-shape="id9" draw:start-glue-point="2" draw:end-shape="id10" draw:end-glue-point="0" svg:d="M14652 14462v635h-3873v635" svg:viewBox="0 0 3874 1271">
          <text:p/>
        </draw:connector>
        <draw:connector draw:style-name="gr7" draw:text-style-name="P2" draw:layer="layout" svg:x1="14.652cm" svg:y1="14.462cm" svg:x2="14.664cm" svg:y2="15.732cm" draw:start-shape="id9" draw:start-glue-point="2" draw:end-shape="id11" draw:end-glue-point="4" svg:d="M14652 14462v634h12v636" svg:viewBox="0 0 13 1271">
          <text:p/>
        </draw:connector>
        <draw:connector draw:style-name="gr7" draw:text-style-name="P2" draw:layer="layout" svg:x1="14.652cm" svg:y1="14.462cm" svg:x2="17.585cm" svg:y2="15.732cm" draw:start-shape="id9" draw:start-glue-point="2" draw:end-shape="id12" draw:end-glue-point="4" svg:d="M14652 14462v634h2933v636" svg:viewBox="0 0 2934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1M2S</meta:editing-duration>
    <meta:editing-cycles>26</meta:editing-cycles>
    <meta:generator>LibreOffice/5.1.6.2$Linux_X86_64 LibreOffice_project/10m0$Build-2</meta:generator>
    <dc:date>2017-12-22T17:21:47.564899957</dc:date>
    <meta:document-statistic meta:object-count="23"/>
  </office:meta>
</office:document-meta>
</file>